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JAASInterceptor.handleMessage( SoapMessage messa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biJAASInterceptor.JbiJAASInterceptor( AuthenticationService authenticat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